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3.94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9.74pt"/>
    </style:style>
    <style:style style:name="co10" style:family="table-column">
      <style:table-column-properties fo:break-before="auto" style:column-width="59.64pt"/>
    </style:style>
    <style:style style:name="co11" style:family="table-column">
      <style:table-column-properties fo:break-before="auto" style:column-width="426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8.96pt" fo:break-before="auto" style:use-optimal-row-height="true"/>
    </style:style>
    <style:style style:name="ro3" style:family="table-row">
      <style:table-row-properties style:row-height="55.19pt" fo:break-before="auto" style:use-optimal-row-height="true"/>
    </style:style>
    <style:style style:name="ro4" style:family="table-row">
      <style:table-row-properties style:row-height="99.95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126.85pt" fo:break-before="auto" style:use-optimal-row-height="true"/>
    </style:style>
    <style:style style:name="ro7" style:family="table-row">
      <style:table-row-properties style:row-height="64.15pt" fo:break-before="auto" style:use-optimal-row-height="true"/>
    </style:style>
    <style:style style:name="ro8" style:family="table-row">
      <style:table-row-properties style:row-height="90.99pt" fo:break-before="auto" style:use-optimal-row-height="true"/>
    </style:style>
    <style:style style:name="ro9" style:family="table-row">
      <style:table-row-properties style:row-height="73.11pt" fo:break-before="auto" style:use-optimal-row-height="true"/>
    </style:style>
    <style:style style:name="ro10" style:family="table-row">
      <style:table-row-properties style:row-height="82.06pt" fo:break-before="auto" style:use-optimal-row-height="true"/>
    </style:style>
    <style:style style:name="ro11" style:family="table-row">
      <style:table-row-properties style:row-height="135.81pt" fo:break-before="auto" style:use-optimal-row-height="true"/>
    </style:style>
    <style:style style:name="ro12" style:family="table-row">
      <style:table-row-properties style:row-height="117.89pt" fo:break-before="auto" style:use-optimal-row-height="true"/>
    </style:style>
    <style:style style:name="ro13" style:family="table-row">
      <style:table-row-properties style:row-height="225.35pt" fo:break-before="auto" style:use-optimal-row-height="true"/>
    </style:style>
    <style:style style:name="ro14" style:family="table-row">
      <style:table-row-properties style:row-height="144.74pt" fo:break-before="auto" style:use-optimal-row-height="true"/>
    </style:style>
    <style:style style:name="ro15" style:family="table-row">
      <style:table-row-properties style:row-height="153.69pt" fo:break-before="auto" style:use-optimal-row-height="true"/>
    </style:style>
    <style:style style:name="ro16" style:family="table-row">
      <style:table-row-properties style:row-height="207.44pt" fo:break-before="auto" style:use-optimal-row-height="true"/>
    </style:style>
    <style:style style:name="ro17" style:family="table-row">
      <style:table-row-properties style:row-height="162.6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d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Ascendant_1</text:p>
          </table:table-cell>
          <table:table-cell office:value-type="string" calcext:value-type="string">
            <text:p>Chaos_1</text:p>
          </table:table-cell>
          <table:table-cell office:value-type="string" calcext:value-type="string">
            <text:p>Eldritch_1</text:p>
          </table:table-cell>
          <table:table-cell office:value-type="string" calcext:value-type="string">
            <text:p>Order_1</text:p>
          </table:table-cell>
          <table:table-cell office:value-type="string" calcext:value-type="string">
            <text:p>Primordial_1</text:p>
          </table:table-cell>
          <table:table-cell office:value-type="string" calcext:value-type="string">
            <text:p>Ascendant_2</text:p>
          </table:table-cell>
          <table:table-cell office:value-type="string" calcext:value-type="string">
            <text:p>Chaos_2</text:p>
          </table:table-cell>
          <table:table-cell office:value-type="string" calcext:value-type="string">
            <text:p>Eldritch_2</text:p>
          </table:table-cell>
          <table:table-cell office:value-type="string" calcext:value-type="string">
            <text:p>Order_2</text:p>
          </table:table-cell>
          <table:table-cell office:value-type="string" calcext:value-type="string">
            <text:p>Primordial_2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Anv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/>
            <text:p>+15 Defensive Ability</text:p>
            <text:p>+20 Physique</text:p>
            <text:p>Increases Armor Absorption by 3%</text:p>
            <text:p>+15 Defensive Ability+20% Constitution</text:p>
            <text:p>Targo's Hammer (25% Chance on Block)</text:p>
            <text:p>0.1 Second Skill Recharge</text:p>
            <text:p>x% Weapon Damage</text:p>
            <text:p>x Physical Damage</text:p>
            <text:p>+x% Internal Trauma Damage</text:p>
            <text:p>x% Chance to Stun</text:p>
            <text:p/>
          </table:table-cell>
        </table:table-row>
        <table:table-row table:style-name="ro3">
          <table:table-cell office:value-type="string" calcext:value-type="string">
            <text:p>Empty Thr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/>
            <text:p>15% reduced Stun Duration</text:p>
            <text:p>8% Pierce ResistanceBonus to All Pets: 8% Pierce Resistance</text:p>
            <text:p>8% Chaos ResistanceBonus to All Pets: 8% Chaos Resistance</text:p>
            <text:p>8% Aether ResistanceBonus to All Pets: 8% Aether Resistance</text:p>
            <text:p/>
          </table:table-cell>
        </table:table-row>
        <table:table-row table:style-name="ro4">
          <table:table-cell office:value-type="string" calcext:value-type="string">
            <text:p>Falc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15% Physical Damage</text:p>
            <text:p>+24% Bleeding Damage</text:p>
            <text:p>+15 Cunning</text:p>
            <text:p>+24% Physical Damage</text:p>
            <text:p>Falcon Swoop (15% Chance on Attack)</text:p>
            <text:p>x Projectiles</text:p>
            <text:p>x% Weapon Damage</text:p>
            <text:p>x Physical Damage</text:p>
            <text:p>x Bleeding Damage over 3 seconds</text:p>
            <text:p/>
          </table:table-cell>
        </table:table-row>
        <table:table-row table:style-name="ro5">
          <table:table-cell office:value-type="string" calcext:value-type="string">
            <text:p>Hamm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/>
            <text:p>+15% Physical Damage</text:p>
            <text:p>+30% Internal Trauma Damage+8 Defensive Ability</text:p>
            <text:p>+15% Physical Damage+30% Internal Trauma Damage</text:p>
            <text:p/>
          </table:table-cell>
        </table:table-row>
        <table:table-row table:style-name="ro3">
          <table:table-cell office:value-type="string" calcext:value-type="string">
            <text:p>Harp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/>
            <text:p>+15% Pierce Damage+15% Cold Damage</text:p>
            <text:p>+10 Cunning+1.5 Energy regenerated per Second</text:p>
            <text:p>5-10 Piercing Damage+24% Pierce Damage+24% Cold Damage</text:p>
            <text:p>+15 Offensive Ability10% Bleeding Resistance</text:p>
            <text:p/>
          </table:table-cell>
        </table:table-row>
        <table:table-row table:style-name="ro6">
          <table:table-cell office:value-type="string" calcext:value-type="string">
            <text:p>Nighttal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/>
            <text:p>+8 Cunning</text:p>
            <text:p>Bonus to All Pets : +15% to All Damage</text:p>
            <text:p/>
            <text:p>10% Elemental Resistance</text:p>
            <text:p>Bonus to All Pets: 10% Elemental Resistance</text:p>
            <text:p/>
            <text:p>33 Bleeding Damage over 3 seconds</text:p>
            <text:p>Bonus to All Pets: 12 Bleeding Damage over 3 seconds, +25% to All Damage</text:p>
            <text:p/>
            <text:p>+35% Bleeding Damage</text:p>
            <text:p>Bonus to All Pets: 24 Bleeding Damage over 3 seconds, +60% Bleeding Damage, +5% Attack Speed</text:p>
            <text:p/>
            <text:p/>
          </table:table-cell>
        </table:table-row>
        <table:table-row table:style-name="ro3">
          <table:table-cell office:value-type="string" calcext:value-type="string">
            <text:p>Ow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/>
            <text:p>+10 Spirit</text:p>
            <text:p>8% Elemental Resistance-5% Skill Energy Cost</text:p>
            <text:p>+24% Elemental Damage+15 defensive Ability+15% Reflected Damage Reduction</text:p>
            <text:p>+50% Burn Damage+50% Frostburn Damage+50% Electrocute Damage</text:p>
            <text:p/>
          </table:table-cell>
        </table:table-row>
        <table:table-row table:style-name="ro2">
          <table:table-cell office:value-type="string" calcext:value-type="string">
            <text:p>Shepherd's Croo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/>
            <text:p>+40 HealthBonus to All Pets: +8% Health</text:p>
            <text:p>+10 Cunning+40 Health</text:p>
            <text:p>10% Elemental ResistanceBonus to All Pets: 15% Elemental Resistance</text:p>
            <text:p>+3% HealthBonus to All Pets: +5% Health, +5% Defensive Ability</text:p>
            <text:p>Shepherd's Call (25% Chance on Attack)</text:p>
            <text:p>+x Offensive Ability</text:p>
            <text:p>Bonus to All Pets:</text:p>
            <text:p>+x% to All Damage</text:p>
            <text:p>x% Crit Damage</text:p>
            <text:p>+x% to All Retaliation Damage</text:p>
            <text:p/>
          </table:table-cell>
        </table:table-row>
        <table:table-row table:style-name="ro3">
          <table:table-cell office:value-type="string" calcext:value-type="string">
            <text:p>To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8% Vitality Resistance</text:p>
            <text:p>+10 Spirit+10 Offensive Ability</text:p>
            <text:p>3% of Attack Damage Converted to Health+60 Health</text:p>
            <text:p>4 Vitality Damage4 Aether Damage+24% Vitality Damage+24% Aether Damage</text:p>
            <text:p/>
          </table:table-cell>
        </table:table-row>
        <table:table-row table:style-name="ro7">
          <table:table-cell office:value-type="string" calcext:value-type="string">
            <text:p>Wolver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/>
            <text:p>+15 Defensive AbilityBonus to All Pets: 10% Pierce Resistance</text:p>
            <text:p>30 Piercing Retaliation+20% to All Retaliation DamageBonus to All Pets: 50 Piercing Retaliation</text:p>
            <text:p>+25 Defensive AbilityBonus to All Pets: 25% Bleeding Resistance</text:p>
            <text:p>+35% to All Retaliation DamageBonus to All Pets: +50% to All Retaliation Damage</text:p>
            <text:p>+4% Defensive Ability-10% Physique Requirement for Melee Weapons-10% Cunning Requirement for Melee WeaponsBonus to All Pets: +5% Defensive Ability</text:p>
            <text:p/>
          </table:table-cell>
        </table:table-row>
        <table:table-row table:style-name="ro2">
          <table:table-cell office:value-type="string" calcext:value-type="string">
            <text:p>Fien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15% Fire Damage+15% Chaos Damage</text:p>
            <text:p>+10 SpiritBonus to All Pets: +15% Fire Damage</text:p>
            <text:p>8% Chaos Resistance</text:p>
            <text:p>+24% Fire Damage+24% Chaos DamageBonus to All Pets: +40% Fire Damage</text:p>
            <text:p>Flame Torrent (25% Chance on Attack)</text:p>
            <text:p>AoE</text:p>
            <text:p>x% Weapon Damage</text:p>
            <text:p>x Fire Damage</text:p>
            <text:p>x Chaos Damage</text:p>
            <text:p>x Burn Damage over 3 seconds</text:p>
            <text:p/>
          </table:table-cell>
        </table:table-row>
        <table:table-row table:style-name="ro2">
          <table:table-cell office:value-type="string" calcext:value-type="string">
            <text:p>Gho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/>
            <text:p>+10 Physique+8 Defensive Ability</text:p>
            <text:p>30 Life Leech over 2 Seconds+6 Health Regenerated per second</text:p>
            <text:p>+10 Physique+10 Spirit+15 Defensive Ability</text:p>
            <text:p>4% of Attack Damage converted to HealthIncreases Health Regeneration by 15%</text:p>
            <text:p>Ghoulish Hunger (100% Chance at 45% Health)</text:p>
            <text:p>x Life Leech over 2 seconds</text:p>
            <text:p>+% Life Leech Damage</text:p>
            <text:p>x% Attack Damage converted to Health</text:p>
            <text:p>+% Attack Speed</text:p>
            <text:p>+% Physical Resistance</text:p>
            <text:p/>
          </table:table-cell>
        </table:table-row>
        <table:table-row table:style-name="ro5">
          <table:table-cell office:value-type="string" calcext:value-type="string">
            <text:p>Jack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/>
            <text:p>+6% EnergyBonus to All Pets: +3% Health</text:p>
            <text:p>+12 Offensive Ability+6% Attack Speed+6% Casting Speed</text:p>
            <text:p>+15% to All DamageBonus to All Pets: +5% Attack Speed</text:p>
            <text:p/>
          </table:table-cell>
        </table:table-row>
        <table:table-row table:style-name="ro3">
          <table:table-cell office:value-type="string" calcext:value-type="string">
            <text:p>Mant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/>
            <text:p>+15% Pierce Damage+20 Armor</text:p>
            <text:p>+10 Defensive Ability10% Elemental Resistance</text:p>
            <text:p>+80 Health+1 Energy Regenerated per second</text:p>
            <text:p>10 Piercing Damage+24% Pierce Damage3% Physical Resistance</text:p>
            <text:p/>
          </table:table-cell>
        </table:table-row>
        <table:table-row table:style-name="ro3">
          <table:table-cell office:value-type="string" calcext:value-type="string">
            <text:p>R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8 Cunning+8 Spirit</text:p>
            <text:p>60 Poison Damage over 5 seconds+24% Poison Damage</text:p>
            <text:p>+15 Cunning+15 Spirit10% Poison &amp; Acid Resistance</text:p>
            <text:p>120 Poison Damage over 5 seconds+20% Poison Damage with +30% increased duration</text:p>
            <text:p/>
          </table:table-cell>
        </table:table-row>
        <table:table-row table:style-name="ro3">
          <table:table-cell office:value-type="string" calcext:value-type="string">
            <text:p>Vip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  <text:p>+10 Spirit</text:p>
            <text:p>15% Chance of 36 Energy Leech over 2 Seconds+10% Energy absorbed from Enemy Spells</text:p>
            <text:p>10% Vitality Resistance</text:p>
            <text:p>20% Reduced target's Elemental Resistances for 3 Seconds+3% Offensive Ability</text:p>
            <text:p/>
          </table:table-cell>
        </table:table-row>
        <table:table-row table:style-name="ro7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/>
            <text:p>+10 Cunning</text:p>
            <text:p>15% Bleeding Resistance</text:p>
            <text:p>+5% Cunning+10 Offensive Ability</text:p>
            <text:p>+50% Life Leech Damage15% Vitality Resistance</text:p>
            <text:p>30 Life Leech over 2 Seconds30% Life Leech Resistance</text:p>
            <text:p/>
          </table:table-cell>
        </table:table-row>
        <table:table-row table:style-name="ro3">
          <table:table-cell office:value-type="string" calcext:value-type="string">
            <text:p>Wret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  <text:p>+15% Acid Damage+15% Chaos Damage</text:p>
            <text:p>+10 Physique12% Bleeding Resistance</text:p>
            <text:p>+80 Health+15 Defensive Ability24 Chaos Retaliation</text:p>
            <text:p>7 Acid Damage1-9 Chaos Damage+24% Acid Damage+24% Chaos Damage</text:p>
            <text:p/>
          </table:table-cell>
        </table:table-row>
        <table:table-row table:style-name="ro4">
          <table:table-cell office:value-type="string" calcext:value-type="string">
            <text:p>Akeron's Scorp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12 Offensive Ability</text:p>
            <text:p>+24% Poison Damage</text:p>
            <text:p>+18 Offensive Ability</text:p>
            <text:p>+15% Acid Damage+30% Poison Damage</text:p>
            <text:p>Scorpion's Sting (25% on Attack)</text:p>
            <text:p>6 Projectiles</text:p>
            <text:p>x% Weapon Damage</text:p>
            <text:p>x Poison Damage</text:p>
            <text:p>Reduce Target's Defensive Ability by x</text:p>
            <text:p/>
          </table:table-cell>
        </table:table-row>
        <table:table-row table:style-name="ro2">
          <table:table-cell office:value-type="string" calcext:value-type="string">
            <text:p>B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15% Vitality Damage+15% Bleeding Damage</text:p>
            <text:p>15% Chance of 120 Life Leech over 2 Seconds</text:p>
            <text:p>+24% Vitality Damage+30% Bleeding Damage</text:p>
            <text:p>+30% Life Leech Damage3% of Attack Damage converted to Health</text:p>
            <text:p>Twin Fangs (20% Chance on Attack)</text:p>
            <text:p>70% Chance to pass through Enemies</text:p>
            <text:p>x% Weapon Damage</text:p>
            <text:p>x Pierce Damage</text:p>
            <text:p>x Vitality Damage</text:p>
            <text:p>x% Attack Damage converted to Health</text:p>
            <text:p/>
          </table:table-cell>
        </table:table-row>
        <table:table-row table:style-name="ro8">
          <table:table-cell office:value-type="string" calcext:value-type="string">
            <text:p>Eye of the Guardi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15% Acid Damage+15% Poison Damage</text:p>
            <text:p>+15% Chaos Damage</text:p>
            <text:p>+15% Chaos Damage+15% Poison Damage</text:p>
            <text:p>+30% Poison Damage8% Vitality Resistance</text:p>
            <text:p>Guardian's Gaze (15% on Attack)</text:p>
            <text:p>x% Weapon Damage</text:p>
            <text:p>x Chaos Damage</text:p>
            <text:p>x Poison Damage</text:p>
            <text:p/>
          </table:table-cell>
        </table:table-row>
        <table:table-row table:style-name="ro3">
          <table:table-cell office:value-type="string" calcext:value-type="string">
            <text:p>Fo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10 Cunning</text:p>
            <text:p>16 Bleeding Damage over 3 Seconds+24% Bleeding Damage</text:p>
            <text:p>+15 Cunning8% Bleeding Resistance</text:p>
            <text:p>24 Bleeding Damage over 3 Seconds+45% Bleeding Damage</text:p>
            <text:p/>
          </table:table-cell>
        </table:table-row>
        <table:table-row table:style-name="ro5">
          <table:table-cell office:value-type="string" calcext:value-type="string">
            <text:p>Haw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15 Offensive Ability</text:p>
            <text:p>+8% Crit Damage</text:p>
            <text:p>+3% Offensive Ability-10% Cunning Requirement for Ranged Weapons</text:p>
            <text:p/>
          </table:table-cell>
        </table:table-row>
        <table:table-row table:style-name="ro3">
          <table:table-cell office:value-type="string" calcext:value-type="string">
            <text:p>Qui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15% Elemental Damage</text:p>
            <text:p>8% Aether Resistance</text:p>
            <text:p>+60 Health+3% Energy</text:p>
            <text:p>6 Elemental Damage+24% Elemental Damage+2% Defensive Ability</text:p>
            <text:p/>
          </table:table-cell>
        </table:table-row>
        <table:table-row table:style-name="ro3">
          <table:table-cell office:value-type="string" calcext:value-type="string">
            <text:p>Rav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8 SpiritPet Bonus: +15% to All Damage</text:p>
            <text:p>+10 Spirit+1 Energy Regenerated per Second</text:p>
            <text:p>+15 Offensive AbilityPet Bonus: +5% Offensive Ability</text:p>
            <text:p>+10% to All DamagePet Bonus: +60% Lightning Damage</text:p>
            <text:p/>
          </table:table-cell>
        </table:table-row>
        <table:table-row table:style-name="ro5">
          <table:table-cell office:value-type="string" calcext:value-type="string">
            <text:p>Scholar's Ligh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15% Fire Damage</text:p>
            <text:p>+8 Defensive Ability+10 Physique8% Elemental Resistance</text:p>
            <text:p>6 Elemental Damage+24% Elemental Damage+1.5 Energy Regenerated per Second</text:p>
            <text:p/>
          </table:table-cell>
        </table:table-row>
        <table:table-row table:style-name="ro7">
          <table:table-cell office:value-type="string" calcext:value-type="string">
            <text:p>Spi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10 Cunning+10 Spirit</text:p>
            <text:p>+10 Offensive Ability8% Chaos Resistance</text:p>
            <text:p>12% less Damage from Insectoids &amp; Arachnids+15 Offensive Ability+15 Defensive Ability</text:p>
            <text:p>+3% Cunning+3% Spirit</text:p>
            <text:p>+5% Casting Speed20% reduced Attack Speed Retaliation for 3 Seconds20% Slowed Movement Retaliation for 3 seconds</text:p>
            <text:p/>
          </table:table-cell>
        </table:table-row>
        <table:table-row table:style-name="ro9">
          <table:table-cell office:value-type="string" calcext:value-type="string">
            <text:p>Assassin's Bl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  <text:p>+15% Pierce Damage</text:p>
            <text:p>+12 Offensive Ability+8 Defensive Ability</text:p>
            <text:p>+15% Pierce Damage+15% Bleeding Damage</text:p>
            <text:p>+30% Bleeding Damage</text:p>
            <text:p>Assassin's Mark (100% Chance on Critical Attack)</text:p>
            <text:p>Reduce Target's Physical &amp; Pierce Resistances by x%</text:p>
            <text:p/>
          </table:table-cell>
        </table:table-row>
        <table:table-row table:style-name="ro7">
          <table:table-cell office:value-type="string" calcext:value-type="string">
            <text:p>Cra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  <text:p>+8 Physique+8 Spirit</text:p>
            <text:p>12% Poison &amp; Acid Resistance</text:p>
            <text:p>+15% to All Damage-10% Spirit Requirement for all Weapons</text:p>
            <text:p>8% Vitality Resistance</text:p>
            <text:p>10% Elemental Resistance</text:p>
            <text:p/>
          </table:table-cell>
        </table:table-row>
        <table:table-row table:style-name="ro10">
          <table:table-cell office:value-type="string" calcext:value-type="string">
            <text:p>Drya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  <text:p>+200 Energy10% Poison &amp; Acid Resistance</text:p>
            <text:p>+80 Health+1 Energy Regenerated per second</text:p>
            <text:p>20% Reduction in Poison Duration20% Reduction in Bleeding Duration</text:p>
            <text:p>+5% Spirit-10% Spirit Requirement for Jewelry</text:p>
            <text:p>Dryad's Blessing (33% Chance on Attack)</text:p>
            <text:p>x% + y Health restored</text:p>
            <text:p>Poison &amp; Bleeding Duration Reduced by x%</text:p>
            <text:p/>
          </table:table-cell>
        </table:table-row>
        <table:table-row table:style-name="ro5">
          <table:table-cell office:value-type="string" calcext:value-type="string">
            <text:p>L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  <text:p>+4% Health+8 Defensive AbilityBonus to All Pets: +3% Health</text:p>
            <text:p>+15 Spirit+100 Health+3% Movement Speed</text:p>
            <text:p>+15% to All DamageBonus to All Pets: +12% to All Damage</text:p>
            <text:p/>
          </table:table-cell>
        </table:table-row>
        <table:table-row table:style-name="ro11">
          <table:table-cell office:value-type="string" calcext:value-type="string">
            <text:p>Lot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  <text:p>+30 Health</text:p>
            <text:p>+100 Energy</text:p>
            <text:p/>
            <text:p>+1 Energy Regenerated per second</text:p>
            <text:p>Increases Energy Regeneration by 15%</text:p>
            <text:p/>
            <text:p>+80 Health</text:p>
            <text:p>+4% Energy</text:p>
            <text:p>8% Vitality Resistance</text:p>
            <text:p/>
            <text:p>Healing Effects Increased by 6%</text:p>
            <text:p>3% Physical Resistance</text:p>
            <text:p/>
            <text:p/>
          </table:table-cell>
        </table:table-row>
        <table:table-row table:style-name="ro3">
          <table:table-cell office:value-type="string" calcext:value-type="string">
            <text:p>Panth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  <text:p>+12 Offensive AbilityBonus to All Pets: +2% Offensive Ability</text:p>
            <text:p>+15 Cunning+15 SpiritBonus to All Pets: +15% to All Damage</text:p>
            <text:p>+15% to All DamageIncreases Energy Regeneration by 15%Bonus to All Pets: +3% Offensive Ability</text:p>
            <text:p>+5% Crit Damage+20 Offensive AbilityBonus to All Pets: +5% Crit Damage</text:p>
            <text:p/>
          </table:table-cell>
        </table:table-row>
        <table:table-row table:style-name="ro3">
          <table:table-cell office:value-type="string" calcext:value-type="string">
            <text:p>Sta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  <text:p>+15% Physical Damage+15% Bleeding Damage</text:p>
            <text:p>+10 Physique10% Pierce Resistance</text:p>
            <text:p>+80 Health+15 Defensive Ability+25% to All Retaliation Damage</text:p>
            <text:p>5 Physical Damage15 Bleeding Damage over 3 Seconds+24% Physical Damage+24% Bleeding Damage</text:p>
            <text:p/>
          </table:table-cell>
        </table:table-row>
        <table:table-row table:style-name="ro10">
          <table:table-cell office:value-type="string" calcext:value-type="string">
            <text:p>Torto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  <text:p>+25 Health+10 Defensive Ability</text:p>
            <text:p>+12 Defensive Ability-10% Physique Requirement for Shields</text:p>
            <text:p>+100 Health+15 Defensive Ability</text:p>
            <text:p>+4% Health+15 Defensive AbilityIncreases Armor by 4%</text:p>
            <text:p>Turtle Shell (100% Chance at 40% health)</text:p>
            <text:p>x Second Skill Recharge</text:p>
            <text:p>x Damage Absorption</text:p>
            <text:p/>
          </table:table-cell>
        </table:table-row>
        <table:table-row table:style-name="ro4">
          <table:table-cell office:value-type="string" calcext:value-type="string">
            <text:p>B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  <text:p>+10 Physique</text:p>
            <text:p>+24% Internal Trauma Damage with +20% Increased Duration</text:p>
            <text:p>8% Chance of Stun target for 0.7 Seconds+10% Stun Duration+10 Physique</text:p>
            <text:p>60 Internal Trauma over 5 Seconds-10% Physique Requirement for Armor</text:p>
            <text:p>Bull Rush (25% Chance on Attack)</text:p>
            <text:p>(requires Melee Weapon)</text:p>
            <text:p>x% Weapon Damage</text:p>
            <text:p>x-y Physical Damage</text:p>
            <text:p>x Internal Trauma Damage over 2 seconds</text:p>
            <text:p/>
          </table:table-cell>
        </table:table-row>
        <table:table-row table:style-name="ro5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  <text:p>+12 Defensive Ability+2% Chance to Avoid Melee Attacks</text:p>
            <text:p>+15 Defensive Ability+2% Chance to Avoid Projectiles</text:p>
            <text:p>+20 Defensive Ability+6% Movement Speed10% Pierce Resistance</text:p>
            <text:p/>
          </table:table-cell>
        </table:table-row>
        <table:table-row table:style-name="ro3">
          <table:table-cell office:value-type="string" calcext:value-type="string">
            <text:p>Gallow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  <text:p>+15% Vitality Damage</text:p>
            <text:p>+50 Health15% Chance of 100 Life Leech Retaliation over 2 Seconds</text:p>
            <text:p>+70 Health10% Vitality Resistance</text:p>
            <text:p>12 Vitality Damage+24% Vitality Damage+24% Chaos Damage</text:p>
            <text:p/>
          </table:table-cell>
        </table:table-row>
        <table:table-row table:style-name="ro5">
          <table:table-cell office:value-type="string" calcext:value-type="string">
            <text:p>H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  <text:p>+10 PhysiqueBonus to All Pets: +4% Health</text:p>
            <text:p>Increases Armor by 2%36 Piercing Retaliation+20% to All Retaliation Damage</text:p>
            <text:p>+15 PhysiqueIncreases Armor by 3%+30% to All Retaliation DamageBonus to All Pets: +30% to All Retaliation Damage</text:p>
            <text:p/>
          </table:table-cell>
        </table:table-row>
        <table:table-row table:style-name="ro4">
          <table:table-cell office:value-type="string" calcext:value-type="string">
            <text:p>I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  <text:p>+15% Fire Damage+15% Aether Damage</text:p>
            <text:p>+10 Spirit  +10 Defensive Ability</text:p>
            <text:p>8% Aether Resistance</text:p>
            <text:p>+24% Fire Damage+24% Aether Damage</text:p>
            <text:p>Aetherfire (15% Chance on Attack)</text:p>
            <text:p>AoE</text:p>
            <text:p>x Fire Damage</text:p>
            <text:p>x Aether Damage</text:p>
            <text:p>x% Chance of Confuse target for 2 Seconds</text:p>
            <text:p/>
          </table:table-cell>
        </table:table-row>
        <table:table-row table:style-name="ro5">
          <table:table-cell office:value-type="string" calcext:value-type="string">
            <text:p>Liz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  <text:p>+6 Health Regenerated per second+15% Constitution</text:p>
            <text:p>+40 Health+10 Health Regenerated per second</text:p>
            <text:p>+40 HealthIncreases Health Regeneration by 15%+15% Constitution</text:p>
            <text:p/>
          </table:table-cell>
        </table:table-row>
        <table:table-row table:style-name="ro3">
          <table:table-cell office:value-type="string" calcext:value-type="string">
            <text:p>Sailor's Gu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  <text:p>+15 Physique+8 Defensive Ability</text:p>
            <text:p>18% Reduced Freeze Duration18% Slow Resistance</text:p>
            <text:p>+15 Physique+8% Movement Speed</text:p>
            <text:p>3% Physical Resistance15% Cold Resistance15% Lightning Resistance</text:p>
            <text:p/>
          </table:table-cell>
        </table:table-row>
        <table:table-row table:style-name="ro12">
          <table:table-cell office:value-type="string" calcext:value-type="string">
            <text:p>Scara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  <text:p>+15 Physique</text:p>
            <text:p>+20 Armor</text:p>
            <text:p/>
            <text:p>+8% Shield Damage Blocked</text:p>
            <text:p>Increases Armor by 4%</text:p>
            <text:p>15% Bleeding Resistance</text:p>
            <text:p/>
            <text:p>15% Reduced Stun Duration</text:p>
            <text:p>+12% Shield Damage Blocked</text:p>
            <text:p>30 Acid Retaliation</text:p>
            <text:p/>
            <text:p/>
          </table:table-cell>
        </table:table-row>
        <table:table-row table:style-name="ro2">
          <table:table-cell office:value-type="string" calcext:value-type="string">
            <text:p>Tsunam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  <text:p>+15% Cold Damage+15% Lightning Damage</text:p>
            <text:p>+10 Spirit</text:p>
            <text:p>+40% Frostburn Damage+40% Electrocute Damage+10 Physique</text:p>
            <text:p>+24% Cold Damage+24% Lightning Damage</text:p>
            <text:p>Tsunami (35% Chance on Attack)</text:p>
            <text:p>x Range</text:p>
            <text:p>x% Weapon Damage</text:p>
            <text:p>x Cold Damage</text:p>
            <text:p>x Lightning Damage</text:p>
            <text:p>x Frostburn Damage over 2 seconds</text:p>
            <text:p/>
          </table:table-cell>
        </table:table-row>
        <table:table-row table:style-name="ro3">
          <table:table-cell office:value-type="string" calcext:value-type="string">
            <text:p>Wrai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  <text:p>+15% Lightning Damage+15% Aether Damage</text:p>
            <text:p>+18 Offensive Ability+15% Energy Absorbed from Enemy Spells</text:p>
            <text:p>+10 Spirit8% Aether Resistance</text:p>
            <text:p>1-7 Lightning Damage4 Aether Damage+24% Lightning Damage+24% Aether Damage</text:p>
            <text:p/>
          </table:table-cell>
        </table:table-row>
        <table:table-row table:style-name="ro12">
          <table:table-cell office:value-type="string" calcext:value-type="string">
            <text:p>Afflic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40% Vitality Damage +40% Poison Damage</text:p>
            <text:p>18 Vitality Decay over 3 seconds+15 Spirit300 Vitality Decay Retaliation over 3 seconds</text:p>
            <text:p>+18 Offensive Ability+18 Defensive Ability</text:p>
            <text:p>+10% Crit Damage360 Vitality Decay Retaliation over 3 Seconds</text:p>
            <text:p>17-32 Vitality Damage10% Poison &amp; Acid Resistance</text:p>
            <text:p>+50% Acid Damage+20% Vitality Damage+3% Offensive Ability</text:p>
            <text:p>Fetid Pool (33% Chance when Hit)</text:p>
            <text:p>AoE</text:p>
            <text:p>x Vitality Damage</text:p>
            <text:p>x Poison Damage</text:p>
            <text:p>x% Slow</text:p>
            <text:p/>
          </table:table-cell>
        </table:table-row>
        <table:table-row table:style-name="ro4">
          <table:table-cell office:value-type="string" calcext:value-type="string">
            <text:p>Alladrah's Phoeni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40% Aether Damage+40% Elemental Damage</text:p>
            <text:p>+150 Health12% Chaos Resistance100 Fire Retaliation</text:p>
            <text:p>+30% Aether Damage+30% Elemental DamageIncreases Health Regeneration by 20%</text:p>
            <text:p>+5% Crit Damage+50% Fire Damage+100% Burn Damage</text:p>
            <text:p>Phoenix Fire (100% Chance on Critical Attack)</text:p>
            <text:p>x Damage Absorption</text:p>
            <text:p>x Fire Damage</text:p>
            <text:p>x Aether Damage</text:p>
            <text:p>x Burn Damage over 2 Seconds</text:p>
            <text:p/>
          </table:table-cell>
        </table:table-row>
        <table:table-row table:style-name="ro6">
          <table:table-cell office:value-type="string" calcext:value-type="string">
            <text:p>Amatok the Spirit of Win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  <text:p>+40% Cold Damage</text:p>
            <text:p>+4% Health+15 Defensive Ability</text:p>
            <text:p>+30 Offensive Ability25% Cold Resistance</text:p>
            <text:p>+50% Cold Damage+50% Frostburn Damage+100 Health</text:p>
            <text:p>36 Frostburn Damage over 3 Seconds+30% Cold Damage+100% Frostburn Damage</text:p>
            <text:p>+50% Frostburn Damage with +30% Increased Duration+25 Offensive Ability</text:p>
            <text:p>Blizzard (100% Chance on Critical Attack</text:p>
            <text:p>x% Weapon Damage</text:p>
            <text:p>x Cold Damage</text:p>
            <text:p>x Frostburn Damage over 2 Seconds</text:p>
            <text:p>x% Chance to Freeze for 1 Seconds</text:p>
            <text:p>x% Slower target Movement for 3 Seconds</text:p>
            <text:p/>
          </table:table-cell>
        </table:table-row>
        <table:table-row table:style-name="ro12">
          <table:table-cell office:value-type="string" calcext:value-type="string">
            <text:p>Assass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  <text:p>+30% Pierce Damage</text:p>
            <text:p>+15 Cunning+60 Health</text:p>
            <text:p>+18 Offensive Ability+10 Defensive Ability</text:p>
            <text:p>+5% Cunning+10% Bleeding Resistance</text:p>
            <text:p>+15% Damage to Humans+25 Defensive Ability10% Poison &amp; Acid Resistance</text:p>
            <text:p>8 Piercing Damage+40% Pierce Damage</text:p>
            <text:p>Blades of Wrath (100% Chance on Critical Attack)</text:p>
            <text:p>x Projectiles</text:p>
            <text:p>100% Chance to pass through Enemies</text:p>
            <text:p> % Weapon Damage</text:p>
            <text:p>x Piercing Damage</text:p>
            <text:p/>
          </table:table-cell>
        </table:table-row>
        <table:table-row table:style-name="ro6">
          <table:table-cell office:value-type="string" calcext:value-type="string">
            <text:p>Autumn Bo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/>
            <text:p>+10 Physique10 Cunning</text:p>
            <text:p>+10 Physique15% Pierce Resistance</text:p>
            <text:p>+5% Physique</text:p>
            <text:p>4% Physical Resistance20% Fire Resistance</text:p>
            <text:p>+10% Stun Duration150 Physical Damage Retaliation</text:p>
            <text:p>10% Chance of 2100 Bleeding Retaliation over 3 Seconds</text:p>
            <text:p>Trample (25% Chance on Block)</text:p>
            <text:p>AoE</text:p>
            <text:p>100% Chance to pass through Enemies</text:p>
            <text:p> % Weapon Damage</text:p>
            <text:p>x Internal Trauma Damage</text:p>
            <text:p> % Chance of Knockdown target for x seconds</text:p>
            <text:p/>
          </table:table-cell>
        </table:table-row>
        <table:table-row table:style-name="ro6">
          <table:table-cell office:value-type="string" calcext:value-type="string">
            <text:p>Bard's Har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/>
            <text:p>+200 Health+20% Constitution</text:p>
            <text:p>+30% Pierce Damage+40% Elemental DamageIncreases Energy Regeneration by 10%</text:p>
            <text:p>15% Pierce Resistance10% Bleeding Resistance</text:p>
            <text:p>+10% Energy+2 Energy Regenerated per Second</text:p>
            <text:p>+40% Pierce Damage+50% Elemental Damage15% Elemental Resistance</text:p>
            <text:p>Inspiration (15% Chance when Hit)</text:p>
            <text:p>x% Energy Restored</text:p>
            <text:p>+x Offensive Ability</text:p>
            <text:p>+x Defensive Ability</text:p>
            <text:p>+x Energy Restored per Second</text:p>
            <text:p>x% Reduced Entrapment Duration</text:p>
            <text:p>x% Slow Resistance</text:p>
            <text:p/>
          </table:table-cell>
        </table:table-row>
        <table:table-row table:style-name="ro8">
          <table:table-cell office:value-type="string" calcext:value-type="string">
            <text:p>Behemot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10 Health Regenerated per second</text:p>
            <text:p>+300 HealthBonus to all Pets: +5% Health</text:p>
            <text:p>+15 Health Regenerated per second+25% Constitution</text:p>
            <text:p>+4% Health</text:p>
            <text:p>Increases Health Regeneration by 10%Bonus to all Pets: Increase Health Regeneration by 20%</text:p>
            <text:p>Giant's Blood (15% Chance when Hit)</text:p>
            <text:p> % + x Health Restored</text:p>
            <text:p>+x Health Regenerated per Second</text:p>
            <text:p/>
          </table:table-cell>
        </table:table-row>
        <table:table-row table:style-name="ro10">
          <table:table-cell office:value-type="string" calcext:value-type="string">
            <text:p>Berserk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(Requires an Axe)</text:p>
            <text:p>+80 Health+20 Offensive Ability</text:p>
            <text:p>+50% Physical Damage</text:p>
            <text:p>+80 Health+35 Offensive Ability</text:p>
            <text:p>+50% Physical Damage+80% Bleeding Damage</text:p>
            <text:p>45 Bleeding damage over 3 Seconds+5% Crit Damage15% Chance of +50% Bleeding Damage with +50% Increased Duration</text:p>
            <text:p>10% Pierce Resistance20% Reduction in Bleeding Duration</text:p>
            <text:p/>
          </table:table-cell>
        </table:table-row>
        <table:table-row table:style-name="ro10">
          <table:table-cell office:value-type="string" calcext:value-type="string">
            <text:p>Blades of Nada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  <text:p>(Requires a Sword)</text:p>
            <text:p>2% Chance to Avoid Melee Attacks2% Chance to Avoid Projectiles</text:p>
            <text:p>+40% Pierce Damage</text:p>
            <text:p>+8 Defensive Ability+50% Pierce Damage</text:p>
            <text:p>+8 Defensive Ability+4% Attack Speed</text:p>
            <text:p>+5% Attack Speed</text:p>
            <text:p>Increases Armor Piercing by 100%</text:p>
            <text:p/>
          </table:table-cell>
        </table:table-row>
        <table:table-row table:style-name="ro4">
          <table:table-cell office:value-type="string" calcext:value-type="string">
            <text:p>Bysmiel's Bond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15 Offensive AbilityBonus to All Pets: 30% to All Damage</text:p>
            <text:p>+5% Casting SpeedBonus to All Pets: 8% Total Speed</text:p>
            <text:p>15% Vitality ResistanceBonus to All Pets: 20% Vitality Resistance</text:p>
            <text:p>+30% to All DamageBonus to All Pets: +40% to All Damage, +8% Health</text:p>
            <text:p>Bysmiel's Command (20% Chance on Attack)</text:p>
            <text:p>Summon Scales with Pet Attributes</text:p>
            <text:p>Lives for x Seconds</text:p>
            <text:p>Physical Damage</text:p>
            <text:p>Acid Damage</text:p>
            <text:p/>
          </table:table-cell>
        </table:table-row>
        <table:table-row table:style-name="ro4">
          <table:table-cell office:value-type="string" calcext:value-type="string">
            <text:p>Chariot of the Dea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15 Cunning</text:p>
            <text:p>+15 Offensive Ability</text:p>
            <text:p>16% Vitality Resistance</text:p>
            <text:p>+100 Health  +20 Cunning</text:p>
            <text:p>+25 Offensive Ability</text:p>
            <text:p>+10 Offensive Ability+4% Offensive Ability</text:p>
            <text:p>Wayward Soul (20% when Hit)</text:p>
            <text:p> % + x Health Restored</text:p>
            <text:p>+x Defensive Ability</text:p>
            <text:p/>
          </table:table-cell>
        </table:table-row>
        <table:table-row table:style-name="ro9">
          <table:table-cell office:value-type="string" calcext:value-type="string">
            <text:p>Cra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/>
            <text:p>+20 Physique+15% Constitution</text:p>
            <text:p>+40% Physical Damage+40% Elemental Damage+40% Internal Trauma Damage</text:p>
            <text:p>+35 Defensive Ability18% Pierce Resistance</text:p>
            <text:p>15 Elemental Damage+40% Elemental Damage15% Elemental Resistance</text:p>
            <text:p>Arcane Barrier (15% Chance when Hit)</text:p>
            <text:p>x Elemental/Aether/Chaos Damage Absorption</text:p>
            <text:p/>
          </table:table-cell>
        </table:table-row>
        <table:table-row table:style-name="ro12">
          <table:table-cell office:value-type="string" calcext:value-type="string">
            <text:p>Dire Be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  <text:p>+40% Physical Damage</text:p>
            <text:p>+10 Physique+10 Cunning</text:p>
            <text:p>+15% Constitution+40 Armor</text:p>
            <text:p>+5% Health15% Reduced Stun Duration15% Reduced Freeze Duration</text:p>
            <text:p>+50% Physical Damage+50% Internal Trauma Damage</text:p>
            <text:p>Maul (15% Chance on Attack)</text:p>
            <text:p>Requires a Melee Weapon</text:p>
            <text:p>AoE</text:p>
            <text:p>x% Weapon Damage</text:p>
            <text:p>x Physical Damage</text:p>
            <text:p>x% Chance of Stun for 1.5 Seconds</text:p>
            <text:p/>
          </table:table-cell>
        </table:table-row>
        <table:table-row table:style-name="ro9">
          <table:table-cell office:value-type="string" calcext:value-type="string">
            <text:p>Harvestman's Scyth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  <text:p>+150 Energy+2 Energy Regenerated per Second</text:p>
            <text:p>+150 Health+12 Health Regenerated per Second</text:p>
            <text:p>+4% Physique+20% Constitution</text:p>
            <text:p>+4% HealthIncreases Health Regeneration by 20%</text:p>
            <text:p>+4% EnergyIncreases Energy Regeneration by 20%</text:p>
            <text:p>+4% Cunning+4% Spirit+2% Defensive Ability+4% Movement Speed</text:p>
            <text:p/>
          </table:table-cell>
        </table:table-row>
        <table:table-row table:style-name="ro12">
          <table:table-cell office:value-type="string" calcext:value-type="string">
            <text:p>Huntres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15 Offensive Ability</text:p>
            <text:p>+35% Pierce Damage+10 Cunning</text:p>
            <text:p>+60% Bleeding Damage+15 Offensive Ability</text:p>
            <text:p>+15% Damage to Beasts+100 Health+8 Pierce ResistanceBonus to All Pets: +8% Health</text:p>
            <text:p>+3% Offensive AbilityBonus to All Pets: +5% Offensive Ability</text:p>
            <text:p>24 Bleeding Damage over 3 Seconds+50% Bleeding Damage with +20% Increased Duration</text:p>
            <text:p>Rend (20% Chance on Attack)</text:p>
            <text:p>AoE</text:p>
            <text:p>x Bleeding Damage per second</text:p>
            <text:p>-x Offensive Ability</text:p>
            <text:p>-x% Bleeding Resistance</text:p>
            <text:p/>
          </table:table-cell>
        </table:table-row>
        <table:table-row table:style-name="ro10">
          <table:table-cell office:value-type="string" calcext:value-type="string">
            <text:p>Hyd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(Requires a Ranged Weapon)</text:p>
            <text:p>+15 Offensive Ability</text:p>
            <text:p>4 Elemental Damage+40% to All Damage</text:p>
            <text:p>+40% Pierce Damage</text:p>
            <text:p>+30 Offensive Ability</text:p>
            <text:p>8 Pierce Damage+4% Offensive Ability20% Slow Resistance</text:p>
            <text:p>5 Elemental Damage+35% to All Damage</text:p>
            <text:p/>
          </table:table-cell>
        </table:table-row>
        <table:table-row table:style-name="ro13">
          <table:table-cell office:value-type="string" calcext:value-type="string">
            <text:p>Hyrian, Guardian of the Celestial Gat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  <text:p>+40% Elemental Damage</text:p>
            <text:p>+10% Pierce Resistance</text:p>
            <text:p>+8% Shield Damage Blocked</text:p>
            <text:p/>
            <text:p>+100 Health</text:p>
            <text:p>Healing Effects Increased by 8%</text:p>
            <text:p>Increases Armor by 4%</text:p>
            <text:p/>
            <text:p>17 Elemental Damage</text:p>
            <text:p>+20% Shield Damage Blocked</text:p>
            <text:p/>
            <text:p>+50% Elemental Damage</text:p>
            <text:p>Increases Armor by 6%</text:p>
            <text:p>15% Elemental Reistance</text:p>
            <text:p/>
            <text:p>Hyrian's Glare (30% Chance when Hit)</text:p>
            <text:p>x Second Skill Recharge</text:p>
            <text:p>x Meter Range</text:p>
            <text:p>x% Main Hand Damage</text:p>
            <text:p>x% of Retaliation Damage added to Attack</text:p>
            <text:p>x Elemental Damage</text:p>
            <text:p>x% Chance of Confuse target for x Seconds</text:p>
            <text:p/>
            <text:p/>
          </table:table-cell>
        </table:table-row>
        <table:table-row table:style-name="ro9">
          <table:table-cell office:value-type="string" calcext:value-type="string">
            <text:p>Krak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  <text:p>(Requires a Two-Handed Weapon)</text:p>
            <text:p>+35% to All Damage</text:p>
            <text:p>+40% Physical Damage+10% Attack Speed</text:p>
            <text:p>+40% Physical Damage+10% Attack Speed</text:p>
            <text:p>+50% to All Damage+5% Movement Speed</text:p>
            <text:p>+35% to All Damage+15% Crit Damage</text:p>
            <text:p/>
          </table:table-cell>
        </table:table-row>
        <table:table-row table:style-name="ro6">
          <table:table-cell office:value-type="string" calcext:value-type="string">
            <text:p>Mag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40% Fire Damage+50% Burn Damage</text:p>
            <text:p>+10 Defensive Ability8% Elemental Resistance</text:p>
            <text:p>+10 Defensive Ability25% Fire Resistance</text:p>
            <text:p>+100% Burn Damage+5% Casting Speed</text:p>
            <text:p>6-8 Fire Damage+40% Fire Damage</text:p>
            <text:p>36 Burn Damage over 3 Seconds+60% Burn Damage with +30% Increased Duration</text:p>
            <text:p>Fissure (15% Chance on Attack)</text:p>
            <text:p>x Fragments</text:p>
            <text:p>AoE</text:p>
            <text:p>x Fire Damage</text:p>
            <text:p>x Burn Damage over y seconds</text:p>
            <text:p>x% Chance to Stun target for y Seconds</text:p>
            <text:p/>
          </table:table-cell>
        </table:table-row>
        <table:table-row table:style-name="ro12">
          <table:table-cell office:value-type="string" calcext:value-type="string">
            <text:p>Manticor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15 Offensive Ability</text:p>
            <text:p>+50% Poison Damage+50% Acid Damage</text:p>
            <text:p>+4% Health</text:p>
            <text:p>+20 Offensive Ability25% Poison &amp; Acid Resistance</text:p>
            <text:p>40 Poison Damage over 5 seconds+40% Acid Damage+40% Poison Damage with +30% Increased Duration</text:p>
            <text:p>Acid Spray (15% Chance on Attack)</text:p>
            <text:p>AoE</text:p>
            <text:p>x Acid Damage</text:p>
            <text:p>x Poison Damage over 2 seconds</text:p>
            <text:p>x Reduced Target's Armor for 5 seconds</text:p>
            <text:p>x Reduced Target's Resistances for 5 seconds</text:p>
            <text:p/>
          </table:table-cell>
        </table:table-row>
        <table:table-row table:style-name="ro2">
          <table:table-cell office:value-type="string" calcext:value-type="string">
            <text:p>Messenger of Wa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  <text:p>90 Piercing Retaliation+30% to All Retaliation Damage</text:p>
            <text:p>+10 Physique+5% Movement Speed</text:p>
            <text:p>+50 Armor+50% to All Retaliation Damage</text:p>
            <text:p>Increases Armor by 8%120 Piercing Retaliation</text:p>
            <text:p>15% Pierce Resistance25% Damage Reflected</text:p>
            <text:p>Messenger of War (20% Chance when Hit by Melee Attacks)</text:p>
            <text:p>+% Movement Speed</text:p>
            <text:p> % Slow Resistance</text:p>
            <text:p>x Piercing Retaliation</text:p>
            <text:p>+x% to All Retaliation Damage</text:p>
            <text:p/>
          </table:table-cell>
        </table:table-row>
        <table:table-row table:style-name="ro12">
          <table:table-cell office:value-type="string" calcext:value-type="string">
            <text:p>Murmur, Mistress of Rumor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40% Cold Damage+40% Acid Damage</text:p>
            <text:p>3% Chance to Avoid Melee Attacks3% Chance to Avoid Projectiles</text:p>
            <text:p>+150 Health+15 Defensive Ability</text:p>
            <text:p>Rumor (15% Chance on Attack)</text:p>
            <text:p>x Cold Damage</text:p>
            <text:p>x Acid Damage</text:p>
            <text:p>-x Offensive Ability</text:p>
            <text:p>-x% Cold Resistance</text:p>
            <text:p>-x% Poison &amp; Acid Resistance</text:p>
            <text:p>+15 Defensive Ability10% Vitality Resistance</text:p>
            <text:p>+50% Cold Damage+50% Acid Damage+80% Frostburn Damage</text:p>
            <text:p/>
          </table:table-cell>
        </table:table-row>
        <table:table-row table:style-name="ro9">
          <table:table-cell office:value-type="string" calcext:value-type="string">
            <text:p>Oklaine's Lanter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  <text:p>(Requires a caster off-hand or scepter/dagger)</text:p>
            <text:p>Increases Energy Regeneration by 15%</text:p>
            <text:p>+25 Offensive Ability+20 Defensive Ability</text:p>
            <text:p>+5% Crit Damage+15 Offensive Ability</text:p>
            <text:p>+50% to All Damage25% Reduced Entrapment Duration</text:p>
            <text:p>+2 Energy Regenerated per second+5% Attack Speed+5% Casting Speed</text:p>
            <text:p/>
          </table:table-cell>
        </table:table-row>
        <table:table-row table:style-name="ro2">
          <table:table-cell office:value-type="string" calcext:value-type="string">
            <text:p>Revenan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  <text:p>10% Chance of 40 Energy Leech over 2 Seconds+15% Energy Absorbed from Enemy Spells</text:p>
            <text:p>10% Less Damage from Undead+3% Health</text:p>
            <text:p>24% Vitality ResistanceBonus to All Pets: 15% Vitality Resistance</text:p>
            <text:p>6% of Attack Damage converted to Health+175 Health</text:p>
            <text:p>+15% Damage to Undead+6% Attack Speed+6% Casting SpeedBonus to All Pets: 5% of Attack Damage converted to Health</text:p>
            <text:p>Raise the Dead (100% Chance on Enemy Death)</text:p>
            <text:p>Summon Scales with Pet Bonuses</text:p>
            <text:p>x Aether Damage</text:p>
            <text:p>x Vitality Damage</text:p>
            <text:p>Slower target Movement Speed</text:p>
            <text:p/>
          </table:table-cell>
        </table:table-row>
        <table:table-row table:style-name="ro4">
          <table:table-cell office:value-type="string" calcext:value-type="string">
            <text:p>Rhowan's Crow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6-9 Elemental Damage+30% Elemental Damage</text:p>
            <text:p>+20 SpiritBonus to All Pets: +40% Elemental Damage</text:p>
            <text:p>18% Elemental ResistanceBonus to All Pets: 10% Elemental Resistances</text:p>
            <text:p>+40% Elemental Damage+60% Burn Damage+60% FrostburnDamage  +60% Electrocute Damage8% Chaos Resistance</text:p>
            <text:p>Elemental Storm (25% on Attack)</text:p>
            <text:p>AoE</text:p>
            <text:p>x Elemental Damage</text:p>
            <text:p>x Burn/Frostburn/Electrocute Damage</text:p>
            <text:p>x Reduced target's Elemental Resistances for 2 seconds</text:p>
            <text:p/>
          </table:table-cell>
        </table:table-row>
        <table:table-row table:style-name="ro10">
          <table:table-cell office:value-type="string" calcext:value-type="string">
            <text:p>Rhowan's Scep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  <text:p>(Requires a Mace)</text:p>
            <text:p>+20 Defensive Ability</text:p>
            <text:p>+6% Health</text:p>
            <text:p>+50% Physical Damage</text:p>
            <text:p>75 Internal Trauma over 5 Seconds+80% Internal Trauma Damage</text:p>
            <text:p>+30 Defensive Ability</text:p>
            <text:p>8-12 Physical Damage5% Chance of Stun target for 1 second+10% Stun Duration</text:p>
            <text:p/>
          </table:table-cell>
        </table:table-row>
        <table:table-row table:style-name="ro4">
          <table:table-cell office:value-type="string" calcext:value-type="string">
            <text:p>Scales of Ulcam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  <text:p>+250 Health+300 Energy</text:p>
            <text:p>+6 Health Regenerated per SecondIncreases Health Regeneration by 10%</text:p>
            <text:p>+6% Health+4% Movement Speed</text:p>
            <text:p>+2 Energy Regenerated per SecondIncreases Energy Regeneration by 10%</text:p>
            <text:p>+30% to All Damage+20 Physique</text:p>
            <text:p>Tip the Scales (20% Chance when Hit)</text:p>
            <text:p>Vitality Damage</text:p>
            <text:p>Energy Leech over Time</text:p>
            <text:p>Attack Damage converted to Health</text:p>
            <text:p/>
          </table:table-cell>
        </table:table-row>
        <table:table-row table:style-name="ro10">
          <table:table-cell office:value-type="string" calcext:value-type="string">
            <text:p>Shieldmaid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  <text:p>(Requires a Shield)</text:p>
            <text:p>+4% Shield Block Chance</text:p>
            <text:p>+15% Shield Damage Blocked</text:p>
            <text:p>+50% Internal Trauma Damage+50% to All Retaliation Damage</text:p>
            <text:p>60 Internal Trauma over 5 Seconds200 Pierce Retaliation</text:p>
            <text:p>25% Reduced Stun Duration+20% Shield Damage blocked</text:p>
            <text:p>-15% Shield Recovery Time+10% Shield Damage Blocked</text:p>
            <text:p/>
          </table:table-cell>
        </table:table-row>
        <table:table-row table:style-name="ro2">
          <table:table-cell office:value-type="string" calcext:value-type="string">
            <text:p>Solael's Witchblad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40% Chaos Damage</text:p>
            <text:p>+15 Spirit+10 Offensive Ability</text:p>
            <text:p>10% Energy Burn (50% of Energy Burnt Causes Damage)+30% Chaos Damage+15 Defensive Ability</text:p>
            <text:p>+55% Fire Damage+55% Chaos Damage15% Fire Resistance</text:p>
            <text:p>Eldritch Fire (15% Chance on Attack)</text:p>
            <text:p>x Fire Damage</text:p>
            <text:p>x Chaos Damage</text:p>
            <text:p>-% Movement Speed</text:p>
            <text:p>-% Fire Resistance</text:p>
            <text:p>-% Chaos Resistance</text:p>
            <text:p/>
          </table:table-cell>
        </table:table-row>
        <table:table-row table:style-name="ro7">
          <table:table-cell office:value-type="string" calcext:value-type="string">
            <text:p>Solemn Watch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  <text:p>+20 Physique</text:p>
            <text:p>25% Cold Resistance</text:p>
            <text:p>18% Pierce Resistance</text:p>
            <text:p>+3% Physique+30 Defensive Ability</text:p>
            <text:p>+5% Defensive Ability+20% Reflected Damage Reduction</text:p>
            <text:p/>
          </table:table-cell>
        </table:table-row>
        <table:table-row table:style-name="ro9">
          <table:table-cell office:value-type="string" calcext:value-type="string">
            <text:p>Staff of Rattos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  <text:p>+20 Defensive AbilityBonus to All Pets: +3% Defensive Ability</text:p>
            <text:p>15% Aether ResistanceBonus to All Pets: 15% Aether Resistance</text:p>
            <text:p>+150 HealthBonus to All Pets: +30% to All Damage</text:p>
            <text:p>+5% Health10% Vitality ResistanceBonus to All Pets: 10% Vitality Resistance</text:p>
            <text:p>+50% Aether DamageBonus to All Pets: +50% to All Damage</text:p>
            <text:p>+3% Offensive AbilityBonus to All Pets: +6% Crit Damage, +3% Offensive Ability</text:p>
            <text:p/>
          </table:table-cell>
        </table:table-row>
        <table:table-row table:style-name="ro12">
          <table:table-cell office:value-type="string" calcext:value-type="string">
            <text:p>Targo the Build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  <text:p>+20 Defensive Ability</text:p>
            <text:p>+5% health</text:p>
            <text:p>Increases Armor by 5%</text:p>
            <text:p>+5% Health</text:p>
            <text:p>+300 Health+20 Defensive Ability</text:p>
            <text:p>Increases Armor by 5%+20% Shield Damage Blocked</text:p>
            <text:p>Shield Wall (33% Chance on Attack)</text:p>
            <text:p>Requires a Shield</text:p>
            <text:p>Increases Armor by x%</text:p>
            <text:p>+x% Shield Damage Blocked</text:p>
            <text:p>x% Damage Reflected</text:p>
            <text:p/>
          </table:table-cell>
        </table:table-row>
        <table:table-row table:style-name="ro6">
          <table:table-cell office:value-type="string" calcext:value-type="string">
            <text:p>Tempe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  <text:p>+40% Lightning Damage</text:p>
            <text:p>1-24 Lightning Damage</text:p>
            <text:p>+50% Lightning Damage+50% Electrocute Damage</text:p>
            <text:p>+20 Offensive Ability25% Lightning Resistance</text:p>
            <text:p>30% Chance of +100% Lightning Damage+3% Movement Speed</text:p>
            <text:p>+50% Electrocute Damage with +30% Increased Duration+20 Offensive Ability</text:p>
            <text:p>Reckless Tempest (100% Chance on Critical Attack)</text:p>
            <text:p>x Target Maximum</text:p>
            <text:p>AoE</text:p>
            <text:p>x Lightning Damage</text:p>
            <text:p>x Electrocute Damage</text:p>
            <text:p>x% Chance to Stun</text:p>
            <text:p/>
          </table:table-cell>
        </table:table-row>
        <table:table-row table:style-name="ro9">
          <table:table-cell office:value-type="string" calcext:value-type="string">
            <text:p>Typhos, the Jailor of Soul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  <text:p>Increase Armor by 5%Bonus to All Pets: Increase Armor by 8%</text:p>
            <text:p>+40% Vitality Damage+40% Aether Damage</text:p>
            <text:p>15% Poison &amp; Acid ResistanceBonus to All Pets: 15% Poison &amp; Acid Resistance</text:p>
            <text:p>3% Physical ResistanceBonus to All Pets: +4% Total Speed, 8% Physical Resistance</text:p>
            <text:p>+100% Vitality Decay+5% HealthBonus to All Pets: +5% Health</text:p>
            <text:p>+50% Vitality Damage+50% Aether DamageBonus to All Pets: +120% Vitality Damage</text:p>
            <text:p/>
          </table:table-cell>
        </table:table-row>
        <table:table-row table:style-name="ro8">
          <table:table-cell office:value-type="string" calcext:value-type="string">
            <text:p>Ulo the Keeper of the Wate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  <text:p>10% Elemental ResistanceBonus to All Pets: 10% Elemental Resistance</text:p>
            <text:p>+100 Health+100 Energy30% Life Leech Resistance30% Energy Leech Resistance</text:p>
            <text:p>15% Poison &amp; Acid ResistanceBonus to All Pets: 15% Poison &amp; Acid Resistance</text:p>
            <text:p>10% Chaos ResistanceBonus to All Pets: 10% Chaos Resistance</text:p>
            <text:p>Cleansing Waters (100% Chance on Attack)</text:p>
            <text:p>AoE</text:p>
            <text:p>Purge Effect</text:p>
            <text:p>x% Slow Target for 8 Seconds</text:p>
            <text:p/>
          </table:table-cell>
        </table:table-row>
        <table:table-row table:style-name="ro8">
          <table:table-cell office:value-type="string" calcext:value-type="string">
            <text:p>Wendi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/>
            <text:p>+40% Vitality Damage+40% Vitality Decay</text:p>
            <text:p>+15 Spirit+100 Health</text:p>
            <text:p>+5% Casting Speed10% Vitality Resistance</text:p>
            <text:p>10% Less Damage from Beasts+5% Health</text:p>
            <text:p>24 Vitality Decay over 3 seconds +50% Vitality Damage+50% Vitality Decay+50% Life Leech Damage</text:p>
            <text:p>Wendigo's Mark (15% Chance on Attack)</text:p>
            <text:p>x Vitality Damage</text:p>
            <text:p>x% Attack Damage Converted to Health</text:p>
            <text:p/>
          </table:table-cell>
        </table:table-row>
        <table:table-row table:style-name="ro11">
          <table:table-cell office:value-type="string" calcext:value-type="string">
            <text:p>Wid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  <text:p>+20% Aether Damage</text:p>
            <text:p>+5% Energy+18 Offensive Ability</text:p>
            <text:p>+15% Aether Damage+10 Spirit</text:p>
            <text:p>+10 Offensive Ability18% Aether Resistance</text:p>
            <text:p>+25% Lightning Damage+25% Aether Damage</text:p>
            <text:p>Arcane Bomb (25% Chance on Attack)</text:p>
            <text:p>Takes 1 Second to arm</text:p>
            <text:p>AoE, Limit: 6</text:p>
            <text:p>x Lightning Damage</text:p>
            <text:p>x Aether Damage</text:p>
            <text:p>-x Offensive Ability</text:p>
            <text:p>-x% Lightning Resistance</text:p>
            <text:p>-x% Aether Resistance</text:p>
            <text:p/>
          </table:table-cell>
        </table:table-row>
        <table:table-row table:style-name="ro14">
          <table:table-cell office:value-type="string" calcext:value-type="string">
            <text:p>Ulzaad, Herald of Korvaa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  <text:p>+40% Physical Damage</text:p>
            <text:p>+80 Health+10% Chaos Resistance</text:p>
            <text:p>+80 Health10% Aether Resistance</text:p>
            <text:p>+10 Defensive Ability15% Cold Resistance15% Poison &amp; Acid Resistance</text:p>
            <text:p>64-85 Physical Damage+50% Physical Damage+50% Internal Trauma Damage</text:p>
            <text:p>Ulzaad's Decree (20% Chance on Attack)</text:p>
            <text:p>x Second Skill Recharge</text:p>
            <text:p>x Second Duration</text:p>
            <text:p>x Physical Damage</text:p>
            <text:p>+ 40% Physical Damage</text:p>
            <text:p>+ 40% Pierce Damage</text:p>
            <text:p>+ 40% Internal Trauma Damage</text:p>
            <text:p>+ 30 Armor</text:p>
            <text:p>x Physical Damage Retaliation</text:p>
            <text:p/>
          </table:table-cell>
        </table:table-row>
        <table:table-row table:style-name="ro15">
          <table:table-cell office:value-type="string" calcext:value-type="string">
            <text:p>Abomin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/>
            <text:p>+80% Chaos Damage+80% Poison Damage</text:p>
            <text:p>+80% Acid Damage+80% Vitality Damage</text:p>
            <text:p>+40 Offensive Ability20% Poison &amp; Acid Resistance+3% Maximum Poison &amp; Acid Resistance</text:p>
            <text:p>+80% Chaos Damage+150 Health+20 Offensive Ability</text:p>
            <text:p>+80% Poison Damage+150 Health+20 Offensive Ability</text:p>
            <text:p>12 Acid Damage+100% Acid Damage+100% Poison Damage</text:p>
            <text:p>Abominable Might (100% on Enemy Death)</text:p>
            <text:p>x Chaos Damage</text:p>
            <text:p>+x% Chaos Damage</text:p>
            <text:p>x% Physical Damage converted to Chaos Damage</text:p>
            <text:p>+x% Health</text:p>
            <text:p>Tainted Eruption (15% on Attack)</text:p>
            <text:p>AoE</text:p>
            <text:p>Poison Damage</text:p>
            <text:p>Confuse Target for 1.8 Seconds</text:p>
            <text:p/>
          </table:table-cell>
        </table:table-row>
        <table:table-row table:style-name="ro8">
          <table:table-cell office:value-type="string" calcext:value-type="string">
            <text:p>Aeon's Hourgla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/>
            <text:p>+30 Physique/Cunning/Spirit</text:p>
            <text:p>+25% Reduction in DoT Duration</text:p>
            <text:p>30% Reduced Entrapment Duration50% Slow Resistance+25% Reflected Damage Reduction</text:p>
            <text:p>20% Aether Resistance15% Vitality Resistance+4% Maximum Vitality Resistance</text:p>
            <text:p>+75 Defensive Ability6% Chance to Avoid Melee Attacks6% Chance to Avoid Projectiles</text:p>
            <text:p>Time Dilation (20% Chance on Attack)</text:p>
            <text:p>-6 Seconds to All Currently Active Skill Cooldowns</text:p>
            <text:p>x Second Skill Recharge</text:p>
            <text:p/>
          </table:table-cell>
        </table:table-row>
        <table:table-row table:style-name="ro4">
          <table:table-cell office:value-type="string" calcext:value-type="string">
            <text:p>Attak Seru, the Mirag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/>
            <text:p>+80% Aether Damage+25 Defensive Ability</text:p>
            <text:p>+80% Elemental Damage+25 Defensive Ability</text:p>
            <text:p>25% Pierce Resistance25% Bleeding Resistance</text:p>
            <text:p>+300 Health+3% Defensive Ability</text:p>
            <text:p>12 Elemental Damage+100% Aether Damage+100% Elemental Damage</text:p>
            <text:p>Arcane Currents (15% Chance on Attack)</text:p>
            <text:p>Scales with Player Bonuses</text:p>
            <text:p>x Aether Damage</text:p>
            <text:p>x Elemental Damage</text:p>
            <text:p/>
          </table:table-cell>
        </table:table-row>
        <table:table-row table:style-name="ro6">
          <table:table-cell office:value-type="string" calcext:value-type="string">
            <text:p>Blind Sag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/>
            <text:p>+25 Spirit+15 Offensive Ability</text:p>
            <text:p>+80% Elemental Damage+40 Offensive Ability</text:p>
            <text:p>+10% Crit Damage+30% Skill Disruption Protection</text:p>
            <text:p>+100% Cold Damage+200% Frostburn Damage20% Cold Resistance</text:p>
            <text:p>+100% Fire Damage+200% Burn Damage20% Fire Resistance</text:p>
            <text:p>+100% Lightning Damage+200% Electrocute Damage20% Lightning Resistance</text:p>
            <text:p>Elemental Seeker (100% Chance on Attack)</text:p>
            <text:p>Summon Scales with Player Bonuses</text:p>
            <text:p>AoE</text:p>
            <text:p>x Elemental Damage</text:p>
            <text:p>Energy Burn</text:p>
            <text:p>Stun</text:p>
            <text:p/>
          </table:table-cell>
        </table:table-row>
        <table:table-row table:style-name="ro16">
          <table:table-cell office:value-type="string" calcext:value-type="string">
            <text:p>Dying Go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/>
            <text:p>+80% Vitality Damage+20 Offensive Ability</text:p>
            <text:p>+80% Chaos Damage+20 Offensive Ability</text:p>
            <text:p>+35 Spirit+3% Offensive AbilityBonus to All Pets: +30% to All Damage, +5% Attack Speed</text:p>
            <text:p>+45 Offensive Ability+25 Defensive Ability15% Chaos Resistance</text:p>
            <text:p>+100% Vitality Damage+100% Chaos Damage</text:p>
            <text:p>10-36 Chaos DamageBonus to All Pets: +60% to All Damage, +10% Crit Damage</text:p>
            <text:p>Hungering Void (100% Chance on Attack)</text:p>
            <text:p>x Energy Cost/second</text:p>
            <text:p>x Health Cost/second</text:p>
            <text:p>AoE</text:p>
            <text:p>x% Crit Damage</text:p>
            <text:p>x% Vitality Damage</text:p>
            <text:p>x% Chaos Damage</text:p>
            <text:p>+x% Total Speed</text:p>
            <text:p>x Chaos Retaliation</text:p>
            <text:p>x% Chance of 3 Seconds of Terrify Retaliation</text:p>
            <text:p>Pet Bonus:</text:p>
            <text:p>x% Total Damage</text:p>
            <text:p>x% Crit Damage</text:p>
            <text:p>x% Chance of Stun Target for 1 Second</text:p>
            <text:p>x% Chance of 30% Slow Target for 3 Seconds</text:p>
            <text:p/>
          </table:table-cell>
        </table:table-row>
        <table:table-row table:style-name="ro11">
          <table:table-cell office:value-type="string" calcext:value-type="string">
            <text:p>Ishtak, the Spring Maide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/>
            <text:p>+300 Health+300 Energy</text:p>
            <text:p>+3% Spirit+3% Defensive AbilityBonus to All Pets: +3% Defensive Ability</text:p>
            <text:p>+4% Total Speed30% Slow ResistanceBonus to All Pets: +4% Total Speed</text:p>
            <text:p>+300 Health20% Bleeding ResistanceBonus to All Pets: 20% Bleeding Resistance</text:p>
            <text:p>+300 Health25% Poison &amp; Acid ResistanceBonus to All Pets: 25% Poison &amp; Acid Resistance</text:p>
            <text:p>Nature's Guardian (25% Chance when Hit)</text:p>
            <text:p>x% Damage Absorption</text:p>
            <text:p>Bonus to All Pets:</text:p>
            <text:p>x Physical Damage</text:p>
            <text:p>Taunt target</text:p>
            <text:p>+x Offensive Ability</text:p>
            <text:p>+x Defensive Ability</text:p>
            <text:p>+x Health Regenerated per Second</text:p>
            <text:p/>
          </table:table-cell>
        </table:table-row>
        <table:table-row table:style-name="ro12">
          <table:table-cell office:value-type="string" calcext:value-type="string">
            <text:p>Leviath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/>
            <text:p>8 Cold Damage  +80% Cold Damage</text:p>
            <text:p>+25 Physique  +5% Health</text:p>
            <text:p>+10% Energy  +40 Defensive Ability  Increases Energy Regeneration by 20%</text:p>
            <text:p>+20% Pierce Resistance  20% Cold Resistance</text:p>
            <text:p>12-16 Cold Damage  +100% Cold Damage</text:p>
            <text:p>15 Frostburn Damage over 3 Seconds  +100% Frostburn Damage  +3% Maximum Cold Resistance</text:p>
            <text:p>Whirlpool (30% on Attack)</text:p>
            <text:p>AoE</text:p>
            <text:p>x Cold Damage</text:p>
            <text:p>x Frostburn Damage over 2 Seconds</text:p>
            <text:p>x% Slower target Movement for 2 Seconds</text:p>
            <text:p/>
          </table:table-cell>
        </table:table-row>
        <table:table-row table:style-name="ro14">
          <table:table-cell office:value-type="string" calcext:value-type="string">
            <text:p>Light of Empyr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/>
            <text:p>15% Elemental ResistanceBonus to All Pets: 15% Elemental Resistance</text:p>
            <text:p>+80% Physical Damage +80% Fire Damage+10% Damage to Chthonics+30 Defensive Ability</text:p>
            <text:p>+6% HealthBonus to All Pets: +6% Health</text:p>
            <text:p>+4% Health 15% Vitality ResistanceBonus to All Pets:  +4% Health  15% Vitality Resistance</text:p>
            <text:p>20% Aether Resistance20% Chaos ResistanceBonus to All Pets: 20% Aether Resistance  20% Chaos Resistance</text:p>
            <text:p>28-46 Physical Damage 55-91 Fire Damage+3% Maximum Aether Resistance+3% Maximum Chaos ResistanceBonus to All Pets:  +5% Maximum All Resistances</text:p>
            <text:p>Light of Empyrion (20% Chance when Hit by Melee Attacks)</text:p>
            <text:p>33% Main Hand Damage</text:p>
            <text:p>x Physical Damage</text:p>
            <text:p>x Fire Damage</text:p>
            <text:p>Knockdown target for x Seconds</text:p>
            <text:p>x Reduced target's Damage for y Seconds</text:p>
            <text:p>+50% Damage to Undead</text:p>
            <text:p>+50% Damage to Chthonics</text:p>
            <text:p/>
          </table:table-cell>
        </table:table-row>
        <table:table-row table:style-name="ro11">
          <table:table-cell office:value-type="string" calcext:value-type="string">
            <text:p>Mogdrogen the Wol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/>
            <text:p>+35 Offensive Ability  Bonus to All Pets: +5% Offensive Ability</text:p>
            <text:p>+80% Bleeding Damage  Bonus to All Pets: +30% Total Damage</text:p>
            <text:p>+30 Defensive Ability+20% Vitality Resistance  Bonus to All Pets: +6% Total Speed</text:p>
            <text:p>54 Bleeding Damage over 5 Seconds  +80% Bleeding Damage with +50% Increased Duration</text:p>
            <text:p>+15% Elemental Resistance  +15% Bleeding Resistance  +3% Maximum Bleeding Resistance  Bonus to All Pets: +80% Total Damage</text:p>
            <text:p>Howl of Mogdrogen (20% Chance on Attack)</text:p>
            <text:p>x Bleeding Damage over 3 Seconds</text:p>
            <text:p>+x% Bleeding Damage</text:p>
            <text:p>15% Chance of x Reduced Target's Defensive Ability for 3 Seconds</text:p>
            <text:p>+x% Total Speed</text:p>
            <text:p>Bonus to All Pets:</text:p>
            <text:p>+x% Offensive Ability</text:p>
            <text:p>+x% Total Speed</text:p>
            <text:p/>
          </table:table-cell>
        </table:table-row>
        <table:table-row table:style-name="ro14">
          <table:table-cell office:value-type="string" calcext:value-type="string">
            <text:p>Obelisk of Menhi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/>
            <text:p>Increases Armor by 7%</text:p>
            <text:p>+30 Defensive Ability+150 Armor</text:p>
            <text:p>+100% to All Retaliation Damage</text:p>
            <text:p>+25 Defensive Ability+5% Defensive Ability</text:p>
            <text:p>+5% Shield Block Chance+30% Shield Damage Blocked</text:p>
            <text:p>Increases Armor by 4%30% Reduced Stun Duration30% Reduced Freeze Duration+3% Maximum Pierce Resistance</text:p>
            <text:p>Stone Form (15% Chance on Block)</text:p>
            <text:p>AoE</text:p>
            <text:p>Increases Armor by x%</text:p>
            <text:p>Increases Armor Absorption by x%</text:p>
            <text:p>x% Pierce Resistance</text:p>
            <text:p>x% Reduction in Poison Duration</text:p>
            <text:p>x% Reduction in Bleeding Duration</text:p>
            <text:p>+x% to All Retaliation Damage</text:p>
            <text:p/>
          </table:table-cell>
        </table:table-row>
        <table:table-row table:style-name="ro14">
          <table:table-cell office:value-type="string" calcext:value-type="string">
            <text:p>Oler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/>
            <text:p>+20 Physique+20 Cunning+100 Health</text:p>
            <text:p>+80% Physical Damage+80% Internal Trauma Damage</text:p>
            <text:p>+30 Offensive Ability20% Pierce Resistance10% Bleeding Resistance</text:p>
            <text:p>+200 Health4% Physical Resistance</text:p>
            <text:p>9-12 Physical Damage+100% Physical Damage</text:p>
            <text:p>125 Internal Trauma over 5 Seconds+100% Internal Trauma Damage+15 Offensive Ability+2% Maximum Pierce Resistance</text:p>
            <text:p>Blind Fury (100% Chance on Critical Attack)</text:p>
            <text:p>(Requires a Melee Weapon)</text:p>
            <text:p>AoE</text:p>
            <text:p>x% Weapon Damage</text:p>
            <text:p>x Internal Trauma Damage</text:p>
            <text:p>x Bleeding Damage</text:p>
            <text:p>Slower Enemy Attack</text:p>
            <text:p>Physical Resist Reduction</text:p>
            <text:p/>
          </table:table-cell>
        </table:table-row>
        <table:table-row table:style-name="ro2">
          <table:table-cell office:value-type="string" calcext:value-type="string">
            <text:p>Rattosh, the Veilward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/>
            <text:p>+150 Health+20 Offensive Ability</text:p>
            <text:p>+80% Vitality Damage+80% Aether Damage</text:p>
            <text:p>+150% Vitality Decay with +50% Duration+250 Health+35 Offensive Ability</text:p>
            <text:p>438 Vitality Decay over 3 Seconds+100% Vitality Damage+100% Aether Damage</text:p>
            <text:p>+250 Health15% Pierce Resistance15% Bleeding Resistance</text:p>
            <text:p>Will of Rattosh (15% Chance on Attack)</text:p>
            <text:p>x Vitality Damage</text:p>
            <text:p>x Aether Damage</text:p>
            <text:p>-x% Vitality Resistance</text:p>
            <text:p>-x% Life Leech Resistance</text:p>
            <text:p/>
          </table:table-cell>
        </table:table-row>
        <table:table-row table:style-name="ro4">
          <table:table-cell office:value-type="string" calcext:value-type="string">
            <text:p>Spear of the Heave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/>
            <text:p>80% Lightning Damage+20 Offensive Ability</text:p>
            <text:p>80% Aether Damage+20 Offensive Ability</text:p>
            <text:p>+5% Offensive Ability15% Aether Resistance</text:p>
            <text:p>+10% Crit Damage20% Lightning Resistance</text:p>
            <text:p>+100% Lightning Damage+100% Aether Damage+3% Maximum Lightning Resistance</text:p>
            <text:p>Spear of the Heavens (50% Chance when Hit)</text:p>
            <text:p>x Lightning Damage</text:p>
            <text:p>x Aether Damage</text:p>
            <text:p>Stun target for 1 second</text:p>
            <text:p/>
          </table:table-cell>
        </table:table-row>
        <table:table-row table:style-name="ro12">
          <table:table-cell office:value-type="string" calcext:value-type="string">
            <text:p>Tree of Lif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/>
            <text:p>+5% Health  Bonus to All Pets: +5% Health</text:p>
            <text:p>+20 Health Regenerated per Second  Bonus to All Pets: Increases H ealth Regeneration by 20%</text:p>
            <text:p>+8% Health  Bonus to All Pets: +5% Health</text:p>
            <text:p>+30 Defensive Ability  +15 Health Regenerated per Second  Bonus to All Pets: Increases Health Regeneration by 20%</text:p>
            <text:p>+4% Health  Increases Health Regeneration by 20%  Bonus to All Pets: +50 Health Regenerated per Second</text:p>
            <text:p>Healing Rain (25% when Hit)</text:p>
            <text:p>x% + y Health Restored</text:p>
            <text:p>+x Health Regenerated per second</text:p>
            <text:p>+x Energy Regenerated per second</text:p>
            <text:p>Increases Health regeneration by x%</text:p>
            <text:p>Increases Energy Regeneration by x%</text:p>
            <text:p/>
          </table:table-cell>
        </table:table-row>
        <table:table-row table:style-name="ro12">
          <table:table-cell office:value-type="string" calcext:value-type="string">
            <text:p>Ulzuin's Tor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/>
            <text:p>+80% Fire Damage+20 Offensive Ability</text:p>
            <text:p>+5% Offensive Ability15% Chaos Resistance</text:p>
            <text:p>+10% Crit Damage+5% Movement Speed</text:p>
            <text:p>+100% Fire Damage20% Fire Resistance</text:p>
            <text:p>75 Burn Damage over 3 Seconds+100% Burn Damage+3% Maximum Fire Resistance</text:p>
            <text:p>+100% Burn Damage with +100% Increased Duration</text:p>
            <text:p>Meteor Shower (30% Chance on Attack)</text:p>
            <text:p>AoE</text:p>
            <text:p>x Physical Damage</text:p>
            <text:p>x Fire Damage</text:p>
            <text:p>x Burn Damage</text:p>
            <text:p/>
          </table:table-cell>
        </table:table-row>
        <table:table-row table:style-name="ro12">
          <table:table-cell office:value-type="string" calcext:value-type="string">
            <text:p>Ultos, Shepherd of Storm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/>
            <text:p>+80% Cold Damage+25 Offensive Ability</text:p>
            <text:p>+80% Lightning Damage+25 Offensive Ability</text:p>
            <text:p>+180 Health15% Chaos Resistance</text:p>
            <text:p>+5% Crit Damage+120% Frostburn Damage+120% Electrocute Damage+20 Offensive Ability</text:p>
            <text:p>3-20 Lightning Damage+100% Cold Damage+100% Lightning Damage</text:p>
            <text:p>Hand of Ultos (100% Chance on Critical Attack)</text:p>
            <text:p>x% Main Hand Damage</text:p>
            <text:p>x Lightning Damage</text:p>
            <text:p>x Electrocute Damage over 2 Seconds</text:p>
            <text:p>Stun Target for x Seconds</text:p>
            <text:p>x% Reduced target's Elemental Resistances for 3 Seconds</text:p>
            <text:p/>
          </table:table-cell>
        </table:table-row>
        <table:table-row table:style-name="ro12">
          <table:table-cell office:value-type="string" calcext:value-type="string">
            <text:p>Unknown Soldi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/>
            <text:p>+60% Pierce Damage+15 Offensive Ability</text:p>
            <text:p>54 Bleeding Damage over 3 Seconds+80% Bleeding Damage</text:p>
            <text:p>+280 Health+5% Attack Speed</text:p>
            <text:p>+80% Pierce Damage+80% Bleeding Damage</text:p>
            <text:p>+4% Health+40 Offensive Ability</text:p>
            <text:p>12 Piercing Damage+10% Crit Damage</text:p>
            <text:p>Living Shadow (100% Chance on Critical Attack)</text:p>
            <text:p>Summon Limit</text:p>
            <text:p>x Piercing Damage</text:p>
            <text:p>x Bleeding Damage</text:p>
            <text:p>+x% Movement Speed</text:p>
            <text:p/>
          </table:table-cell>
        </table:table-row>
        <table:table-row table:style-name="ro2">
          <table:table-cell office:value-type="string" calcext:value-type="string">
            <text:p>Vire, the Stone Matr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/>
            <text:p>+150 Health+75 Armor</text:p>
            <text:p>10% Aether Resistance10% Chaos Resistance70 Physical Damage Retaliation</text:p>
            <text:p>+4% Health+40 Armor+12% Shield Damage Blocked</text:p>
            <text:p>+80% Physical Damage+80% Internal Trauma Damage+3% Cunning+80% to All Retaliation Damage</text:p>
            <text:p>4% Physical Resistance20% Pierce Resistance20% Bleeding Resistance</text:p>
            <text:p>Fist of Vire (20% Chance when Hit)</text:p>
            <text:p>x% Main Hand Damage</text:p>
            <text:p>x Physical Damage</text:p>
            <text:p>x Internal Trauma over 5 Seconds</text:p>
            <text:p>Petrify target for x Seconds</text:p>
            <text:p/>
          </table:table-cell>
        </table:table-row>
        <table:table-row table:style-name="ro14">
          <table:table-cell office:value-type="string" calcext:value-type="string">
            <text:p>Yugol, the Insatiable Nigh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/>
            <text:p>+80% Cold Damage+25 Offensive Ability</text:p>
            <text:p>+80% Acid Damage+25 Offensive Ability</text:p>
            <text:p>25% Vitality Resistance10% Reflected Damage Reduction</text:p>
            <text:p>+100% Cold Damage+100% Acid Damage+3% Spirit</text:p>
            <text:p>10 Cold Damage10 Acid Damage6% of Attack Damage converted to Health40% Life Leech Resistance</text:p>
            <text:p>Black Blood of Yugol (30% Chance when Hit)</text:p>
            <text:p>x Second Skill Recharge</text:p>
            <text:p>Summon Limit</text:p>
            <text:p>Lives for x Seconds</text:p>
            <text:p>x Meter Radius</text:p>
            <text:p>x Cold Damage</text:p>
            <text:p>x Acid Damage</text:p>
            <text:p>Increases Health Regeneration by -x%</text:p>
            <text:p>-25% Movement Speed</text:p>
            <text:p/>
          </table:table-cell>
        </table:table-row>
        <table:table-row table:style-name="ro14">
          <table:table-cell office:value-type="string" calcext:value-type="string">
            <text:p>Korvaak, the Eldritch Su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/>
            <text:p>+30% to All DamageBonus to All Pets: +30% to All Damage</text:p>
            <text:p>+6% HealthBonus to All Pets: +6% Health</text:p>
            <text:p>20% Chaos ResistanceBonus to All Pets: 20% Chaos Resistance</text:p>
            <text:p>+30% to All Damage+5% Offensive AbilityBonus to All Pets: +30% to All Damage+5% Offensive Ability</text:p>
            <text:p>+30% to All Damage+8% Crit DamageBonus to All Pets: +30% to All Damage+8% Crit Damage</text:p>
            <text:p>Eye of Korvaak (100% Chance on Critical Attack)</text:p>
            <text:p>x Second Skill Recharge</text:p>
            <text:p>6 Projectiles</text:p>
            <text:p>100% Chance to pass through Enemies</text:p>
            <text:p>1 Meter Radius</text:p>
            <text:p>x % Main Hand Damage</text:p>
            <text:p>x Chance of Petrify Target for 0.8 seconds</text:p>
            <text:p>x Reduced target's Offensive Ability for 5 seconds</text:p>
            <text:p>x Reduced target's Defensive Ability for 5 seconds</text:p>
            <text:p/>
          </table:table-cell>
        </table:table-row>
        <table:table-row table:style-name="ro17">
          <table:table-cell office:value-type="string" calcext:value-type="string">
            <text:p>Azrakaa, the Eternal Sand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/>
            <text:p>+80% Physical Damage+80% Pierce Damage</text:p>
            <text:p>+180 Health+90 Armor</text:p>
            <text:p>+180 Health+50 Defensive Ability+6% Movement Speed</text:p>
            <text:p>+50 Defensive Ability+6% Attack Speed+6% Casting Speed</text:p>
            <text:p>+52-64 Pierce Damage+100% Physical Damage+100% Pierce Damage</text:p>
            <text:p>Shifting Sands (20% Chance on Attack)</text:p>
            <text:p>x Second Skill Recharge</text:p>
            <text:p>x Second Duration</text:p>
            <text:p>100% Chance to pass through Enemies</text:p>
            <text:p>2 Meter Radius</text:p>
            <text:p>x % Main Hand Damage</text:p>
            <text:p>x Physical Damage</text:p>
            <text:p>x Piercing Damage</text:p>
            <text:p>x % Crit Damage</text:p>
            <text:p>x Reduced target's Offensive Ability for 3 seconds</text:p>
            <text:p>x Chance of Impaired Aim to target for 3 seconds</text:p>
            <text:p/>
          </table:table-cell>
        </table:table-row>
      </table:table>
      <table:named-expressions/>
      <table:database-ranges>
        <table:database-range table:name="__Anonymous_Sheet_DB__0" table:target-range-address="gdd.A1:gdd.O10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8T17:36:35.750230976</dc:date>
    <meta:editing-duration>PT3M9S</meta:editing-duration>
    <meta:editing-cycles>1</meta:editing-cycles>
    <meta:document-statistic meta:table-count="1" meta:cell-count="1575" meta:object-count="0"/>
    <meta:generator>LibreOffice/6.0.3.2$Linux_X86_64 LibreOffice_project/00m0$Build-2</meta:generator>
  </office:meta>
</office:document-meta>
</file>